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326b88" officeooo:paragraph-rsid="00326b88"/>
    </style:style>
    <style:style style:name="P2" style:family="paragraph" style:parent-style-name="Standard">
      <style:text-properties style:font-name="Linux Libertine O" officeooo:rsid="00326b88" officeooo:paragraph-rsid="00340f74"/>
    </style:style>
    <style:style style:name="P3" style:family="paragraph" style:parent-style-name="Standard">
      <style:text-properties style:font-name="Linux Libertine O" officeooo:rsid="00326b88" officeooo:paragraph-rsid="002cf708"/>
    </style:style>
    <style:style style:name="P4" style:family="paragraph" style:parent-style-name="Standard">
      <style:text-properties style:font-name="Linux Libertine O" officeooo:rsid="00315154"/>
    </style:style>
    <style:style style:name="P5" style:family="paragraph" style:parent-style-name="Standard">
      <style:text-properties style:font-name="Linux Libertine O" officeooo:rsid="0032164f" officeooo:paragraph-rsid="0032164f"/>
    </style:style>
    <style:style style:name="P6" style:family="paragraph" style:parent-style-name="Standard">
      <style:text-properties style:font-name="Linux Libertine O" officeooo:rsid="00340f74" officeooo:paragraph-rsid="00340f74"/>
    </style:style>
    <style:style style:name="P7" style:family="paragraph" style:parent-style-name="Standard">
      <style:text-properties style:font-name="Linux Libertine O" officeooo:rsid="00340f74" officeooo:paragraph-rsid="0032164f"/>
    </style:style>
    <style:style style:name="P8" style:family="paragraph" style:parent-style-name="Standard">
      <style:text-properties style:font-name="Linux Libertine O" officeooo:rsid="00340f74" officeooo:paragraph-rsid="0034fd2c"/>
    </style:style>
    <style:style style:name="P9" style:family="paragraph" style:parent-style-name="Standard">
      <style:text-properties style:font-name="Linux Libertine O" officeooo:rsid="00294093" officeooo:paragraph-rsid="00326b88"/>
    </style:style>
    <style:style style:name="P10" style:family="paragraph" style:parent-style-name="Heading">
      <style:text-properties officeooo:paragraph-rsid="00326b88"/>
    </style:style>
    <style:style style:name="P11" style:family="paragraph" style:parent-style-name="Standard">
      <style:text-properties style:font-name="Linux Libertine O" officeooo:rsid="00326b88" officeooo:paragraph-rsid="00353391"/>
    </style:style>
    <style:style style:name="P12" style:family="paragraph" style:parent-style-name="Standard">
      <style:text-properties style:font-name="Linux Libertine O" officeooo:rsid="00386fb8" officeooo:paragraph-rsid="00386fb8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340f74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32164f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style:font-name="Linux Libertine O" officeooo:rsid="00315154"/>
    </style:style>
    <style:style style:name="T5" style:family="text">
      <style:text-properties style:font-name="Linux Libertine O" officeooo:rsid="00340f74"/>
    </style:style>
    <style:style style:name="T6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7" style:family="text">
      <style:text-properties fo:color="#004586" style:font-name="Linux Libertine O" fo:font-size="18.2000007629395pt" officeooo:rsid="00340f74" style:font-size-asian="18.2000007629395pt" style:font-size-complex="18.2000007629395pt" style:font-weight-complex="600"/>
    </style:style>
    <style:style style:name="T8" style:family="text">
      <style:text-properties fo:color="#004586" style:font-name="Linux Libertine O" fo:font-size="18.2000007629395pt" fo:font-weight="bold" officeooo:rsid="0031515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9" style:family="text">
      <style:text-properties fo:color="#004586" style:font-name="Linux Libertine O" fo:font-size="18.2000007629395pt" fo:font-weight="bold" officeooo:rsid="00340f7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0" style:family="text">
      <style:text-properties officeooo:rsid="00340f74"/>
    </style:style>
    <style:style style:name="T11" style:family="text">
      <style:text-properties officeooo:rsid="0034fd2c"/>
    </style:style>
    <style:style style:name="T12" style:family="text">
      <style:text-properties officeooo:rsid="00353391"/>
    </style:style>
    <style:style style:name="T13" style:family="text">
      <style:text-properties officeooo:rsid="00388875"/>
    </style:style>
    <style:style style:name="T14" style:family="text">
      <style:text-properties officeooo:rsid="0033d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Stir fry</text:span><text:span text:style-name="T6"> (</text:span><text:span text:style-name="T9">2</text:span><text:span text:style-name="T6"> </text:span><text:span text:style-name="T7">large </text:span><text:span text:style-name="T6">portions; </text:span><text:span text:style-name="T8">30 min</text:span><text:span text:style-name="T6">)</text:span></text:h>
      <text:p text:style-name="Standard"><text:span text:style-name="T4">Works best in a large wok. </text:span><text:span text:style-name="T5">Optionally you can add omelette pieces from the fried rice recipe.<text:line-break/>Many other veggies work well – peppers, beansprouts, mangetout, sugar snaps, pak choi etc.</text:span></text:p>
      <text:p text:style-name="P4"/>
      <text:p text:style-name="Heading"><text:span text:style-name="T1">For the </text:span><text:span text:style-name="T2">preparation</text:span></text:p>
      <text:p text:style-name="P6">250g frozen beans</text:p>
      <text:p text:style-name="P6">250g carrots</text:p>
      <text:p text:style-name="P6"/>
      <text:p text:style-name="P6">1 red onion</text:p>
      <text:p text:style-name="P6">2 cloves garlic</text:p>
      <text:p text:style-name="P6">fresh ginger – about the same amount as the garlic</text:p>
      <text:p text:style-name="P6"/>
      <text:p text:style-name="P6"/>
      <text:p text:style-name="P12">Get out all the ingredients for both preparation and frying as you need them easily to hand, including taking out<text:span text:style-name="T10"> the frozen beans in</text:span>to<text:span text:style-name="T10"> a dish so they cook quicker later.</text:span> Open bottle lids etc. </text:p>
      <text:p text:style-name="P5"/>
      <text:p text:style-name="P6">Peel and chop the garlic and ginger fairly finely. Chop the onion into large chunks.</text:p>
      <text:p text:style-name="P6">Peel the carrots, cut into 2-3cm chunks and then into slices.</text:p>
      <text:p text:style-name="P6"/>
      <text:p text:style-name="P6">Boil the kettle for the noodles.</text:p>
      <text:p text:style-name="P7"/>
      <text:p text:style-name="P10"><text:span text:style-name="T3">For the </text:span><text:span text:style-name="T2">fry</text:span></text:p>
      <text:p text:style-name="P6">(optional) 2 eggs for om<text:span text:style-name="T11">e</text:span>lette</text:p>
      <text:p text:style-name="P2"/>
      <text:p text:style-name="P2">sesame oil</text:p>
      <text:p text:style-name="P1">vegetable oil</text:p>
      <text:p text:style-name="P2">dark soy sauce</text:p>
      <text:p text:style-name="P1"/>
      <text:p text:style-name="P1">pinch of chilli flakes (optional)</text:p>
      <text:p text:style-name="P6">bit of salt</text:p>
      <text:p text:style-name="P1"/>
      <text:p text:style-name="P6">125g pork mince</text:p>
      <text:p text:style-name="P6">2-3 portions dried 5-min cook noodles (125g - 180g)</text:p>
      <text:p text:style-name="P1">noodle flavouring (optional, e.g. from instant noodles)</text:p>
      <text:p text:style-name="P1"/>
      <text:p text:style-name="P1"><text:span text:style-name="T10">30g/</text:span>handful of cashew nuts (optional)</text:p>
      <text:p text:style-name="P3"/>
      <text:p text:style-name="P3"/>
      <text:p text:style-name="P6">(Optional) Make the om<text:span text:style-name="T11">e</text:span>lette and set it to one side.</text:p>
      <text:p text:style-name="P1"/>
      <text:p text:style-name="P11">Heat (high) about 2 tbsp of sesame oil and <text:span text:style-name="T13">3</text:span> tbsp of vegetable oil in the wok. Add the chilli flakes and fry for a few seconds, followed by the garlic, ginger, and onion. <text:span text:style-name="T14">Fry for a minute, stirring and breaking up any clumps of onion.</text:span></text:p>
      <text:p text:style-name="P1"/>
      <text:p text:style-name="P6">Put the noodles on to cook in a separate saucepan – best to take them out just before 5 min is up.</text:p>
      <text:p text:style-name="P6"/>
      <text:p text:style-name="P6">Add the pork mince to the stir fry with a bit of salt and at least half the noodle flavouring. Add more sesame oil if things are starting to stick. Fry for a minute, then add the beans and carrots and fry for another couple of minutes.</text:p>
      <text:p text:style-name="P6"/>
      <text:p text:style-name="P8">Drain the noodles and add to the pan. <text:span text:style-name="T12">Drizzle some sesame oil and soy sauce over them.<text:line-break/>Add the</text:span> cashews <text:span text:style-name="T11">(and omelette)</text:span>. Mix well for 30sec and then serve immediately.</text:p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0T22:17:25.835973565</dc:date>
    <meta:editing-duration>PT1H33M30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328" meta:character-count="1777" meta:non-whitespace-character-count="1473"/>
  </office:meta>
</office:document-meta>
</file>